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444cm" svg:height="12.624cm" svg:x="7.425cm" svg:y="0.79cm">
            <draw:object draw:notify-on-update-of-ranges="Sheet1.A1:Sheet1.A56 Sheet1.B1:Sheet1.B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B$1:.B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$1:.B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$1:.B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$1:.B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$1:.B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$1:.B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SUM([.B$1:.B7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B$1:.B8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SUM([.B$1:.B9]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9" calcext:value-type="float">
            <text:p>1559</text:p>
          </table:table-cell>
          <table:table-cell table:formula="of:=SUM([.B$1:.B10])"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  <table:table-cell table:formula="of:=SUM([.B$1:.B11])"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SUM([.B$1:.B12])"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509" calcext:value-type="float">
            <text:p>17509</text:p>
          </table:table-cell>
          <table:table-cell table:formula="of:=SUM([.B$1:.B13])" office:value-type="float" office:value="19993" calcext:value-type="float">
            <text:p>199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91" calcext:value-type="float">
            <text:p>2091</text:p>
          </table:table-cell>
          <table:table-cell table:formula="of:=SUM([.B$1:.B14])" office:value-type="float" office:value="22084" calcext:value-type="float">
            <text:p>220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803" calcext:value-type="float">
            <text:p>15803</text:p>
          </table:table-cell>
          <table:table-cell table:formula="of:=SUM([.B$1:.B15])" office:value-type="float" office:value="37887" calcext:value-type="float">
            <text:p>378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530" calcext:value-type="float">
            <text:p>48530</text:p>
          </table:table-cell>
          <table:table-cell table:formula="of:=SUM([.B$1:.B16])" office:value-type="float" office:value="86417" calcext:value-type="float">
            <text:p>864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889" calcext:value-type="float">
            <text:p>47889</text:p>
          </table:table-cell>
          <table:table-cell table:formula="of:=SUM([.B$1:.B17])" office:value-type="float" office:value="134306" calcext:value-type="float">
            <text:p>1343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  <table:table-cell table:formula="of:=SUM([.B$1:.B18])" office:value-type="float" office:value="136309" calcext:value-type="float">
            <text:p>1363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2095" calcext:value-type="float">
            <text:p>162095</text:p>
          </table:table-cell>
          <table:table-cell table:formula="of:=SUM([.B$1:.B19])" office:value-type="float" office:value="298404" calcext:value-type="float">
            <text:p>2984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870" calcext:value-type="float">
            <text:p>18870</text:p>
          </table:table-cell>
          <table:table-cell table:formula="of:=SUM([.B$1:.B20])" office:value-type="float" office:value="317274" calcext:value-type="float">
            <text:p>3172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439" calcext:value-type="float">
            <text:p>95439</text:p>
          </table:table-cell>
          <table:table-cell table:formula="of:=SUM([.B$1:.B21])" office:value-type="float" office:value="412713" calcext:value-type="float">
            <text:p>4127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1453" calcext:value-type="float">
            <text:p>111453</text:p>
          </table:table-cell>
          <table:table-cell table:formula="of:=SUM([.B$1:.B22])" office:value-type="float" office:value="524166" calcext:value-type="float">
            <text:p>5241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888" calcext:value-type="float">
            <text:p>114888</text:p>
          </table:table-cell>
          <table:table-cell table:formula="of:=SUM([.B$1:.B23])" office:value-type="float" office:value="639054" calcext:value-type="float">
            <text:p>6390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44" calcext:value-type="float">
            <text:p>6344</text:p>
          </table:table-cell>
          <table:table-cell table:formula="of:=SUM([.B$1:.B24])" office:value-type="float" office:value="645398" calcext:value-type="float">
            <text:p>6453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9428" calcext:value-type="float">
            <text:p>159428</text:p>
          </table:table-cell>
          <table:table-cell table:formula="of:=SUM([.B$1:.B25])" office:value-type="float" office:value="804826" calcext:value-type="float">
            <text:p>8048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81" calcext:value-type="float">
            <text:p>22381</text:p>
          </table:table-cell>
          <table:table-cell table:formula="of:=SUM([.B$1:.B26])" office:value-type="float" office:value="827207" calcext:value-type="float">
            <text:p>8272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119" calcext:value-type="float">
            <text:p>44119</text:p>
          </table:table-cell>
          <table:table-cell table:formula="of:=SUM([.B$1:.B27])" office:value-type="float" office:value="871326" calcext:value-type="float">
            <text:p>8713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854" calcext:value-type="float">
            <text:p>53854</text:p>
          </table:table-cell>
          <table:table-cell table:formula="of:=SUM([.B$1:.B28])" office:value-type="float" office:value="925180" calcext:value-type="float">
            <text:p>925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606" calcext:value-type="float">
            <text:p>30606</text:p>
          </table:table-cell>
          <table:table-cell table:formula="of:=SUM([.B$1:.B29])" office:value-type="float" office:value="955786" calcext:value-type="float">
            <text:p>9557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45" calcext:value-type="float">
            <text:p>1345</text:p>
          </table:table-cell>
          <table:table-cell table:formula="of:=SUM([.B$1:.B30])" office:value-type="float" office:value="957131" calcext:value-type="float">
            <text:p>957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109" calcext:value-type="float">
            <text:p>28109</text:p>
          </table:table-cell>
          <table:table-cell table:formula="of:=SUM([.B$1:.B31])" office:value-type="float" office:value="985240" calcext:value-type="float">
            <text:p>9852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69" calcext:value-type="float">
            <text:p>4069</text:p>
          </table:table-cell>
          <table:table-cell table:formula="of:=SUM([.B$1:.B32])" office:value-type="float" office:value="989309" calcext:value-type="float">
            <text:p>9893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91" calcext:value-type="float">
            <text:p>2091</text:p>
          </table:table-cell>
          <table:table-cell table:formula="of:=SUM([.B$1:.B33])" office:value-type="float" office:value="991400" calcext:value-type="float">
            <text:p>9914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38" calcext:value-type="float">
            <text:p>5938</text:p>
          </table:table-cell>
          <table:table-cell table:formula="of:=SUM([.B$1:.B34])" office:value-type="float" office:value="997338" calcext:value-type="float">
            <text:p>9973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99" calcext:value-type="float">
            <text:p>1199</text:p>
          </table:table-cell>
          <table:table-cell table:formula="of:=SUM([.B$1:.B35])" office:value-type="float" office:value="998537" calcext:value-type="float">
            <text:p>9985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SUM([.B$1:.B36])" office:value-type="float" office:value="998552" calcext:value-type="float">
            <text:p>9985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52" calcext:value-type="float">
            <text:p>1152</text:p>
          </table:table-cell>
          <table:table-cell table:formula="of:=SUM([.B$1:.B37])" office:value-type="float" office:value="999704" calcext:value-type="float">
            <text:p>9997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table:formula="of:=SUM([.B$1:.B38])" office:value-type="float" office:value="999827" calcext:value-type="float">
            <text:p>9998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SUM([.B$1:.B39])" office:value-type="float" office:value="999835" calcext:value-type="float">
            <text:p>9998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table:formula="of:=SUM([.B$1:.B40])" office:value-type="float" office:value="999976" calcext:value-type="float">
            <text:p>9999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SUM([.B$1:.B41])" office:value-type="float" office:value="999987" calcext:value-type="float">
            <text:p>9999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B$1:.B42])" office:value-type="float" office:value="999987" calcext:value-type="float">
            <text:p>9999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SUM([.B$1:.B43])" office:value-type="float" office:value="999999" calcext:value-type="float">
            <text:p>9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SUM([.B$1:.B44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SUM([.B$1:.B45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B$1:.B46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$1:.B47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B$1:.B48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B$1:.B49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SUM([.B$1:.B50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SUM([.B$1:.B51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SUM([.B$1:.B52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B$1:.B53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SUM([.B$1:.B54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SUM([.B$1:.B55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SUM([.B$1:.B56])" office:value-type="float" office:value="1000000" calcext:value-type="float">
            <text:p>1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M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10:50:16.9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13:47:44.037000000</meta:creation-date>
    <dc:date>2026-04-04T10:52:18.316000000</dc:date>
    <meta:editing-duration>PT9M24S</meta:editing-duration>
    <meta:editing-cycles>4</meta:editing-cycles>
    <meta:generator>LibreOffice/7.3.2.2$Windows_X86_64 LibreOffice_project/49f2b1bff42cfccbd8f788c8dc32c1c309559be0</meta:generator>
    <meta:document-statistic meta:table-count="1" meta:cell-count="16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45cm" svg:height="12.625cm" xlink:href=".." xlink:type="simple" chart:class="chart:bar" chart:style-name="ch1">
        <chart:legend chart:legend-position="end" svg:x="20.182cm" svg:y="6.013cm" style:legend-expansion="high" chart:style-name="ch2"/>
        <chart:plot-area chart:style-name="ch3" table:cell-range-address="Sheet1.A1:Sheet1.B56" chart:data-source-has-labels="column" svg:x="0.448cm" svg:y="0.252cm" svg:width="19.286cm" svg:height="12.121cm">
          <chart:coordinate-region svg:x="1.81cm" svg:y="0.451cm" svg:width="17.924cm" svg:height="11.13cm"/>
          <chart:axis chart:dimension="x" chart:name="primary-x" chart:style-name="ch4" chartooo:axis-type="auto">
            <chartooo:date-scale/>
            <chart:categories table:cell-range-address="Sheet1.A1:Sheet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56" chart:class="chart:bar"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56</svg:desc>
                </draw:g>
              </table:table-cell>
              <table:table-cell office:value-type="float" office:value="0">
                <text:p>0</text:p>
                <draw:g>
                  <svg:desc>Sheet1.B1:Sheet1.B5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509">
                <text:p>175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803">
                <text:p>158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8530">
                <text:p>4853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7889">
                <text:p>478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2095">
                <text:p>1620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870">
                <text:p>1887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439">
                <text:p>9543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1453">
                <text:p>1114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4888">
                <text:p>1148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9428">
                <text:p>1594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381">
                <text:p>223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4119">
                <text:p>441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3854">
                <text:p>5385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0606">
                <text:p>306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109">
                <text:p>2810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